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et to know me</text:p>
      <text:p text:style-name="P1"/>
      <text:p text:style-name="P1">My name is Sam, I'm 38 and, although I've been living my whole life in Sabadell, I actually was born in A Coruña, Galicia. Me and my family moved to Catalonia when I was just 3 years old.</text:p>
      <text:p text:style-name="P1">In 2010 I decided to move to London and work as Au-pair to learn English since my language skills were really bad. To give you an idea in selectividad I just got 3 points out of 10. So, yeah, it was pretty bad.</text:p>
      <text:p text:style-name="P1"/>
      <text:p text:style-name="P1">Anyways, I learned it by talking with the kid I took care of and playing video games like Pokemon together. After more than a year and a half I decided that I had enough and wanted to learn a new language and because there was lots of work in Germany for Au-pairs, I moved to Germany where I stayed for almost 13 years. I made a vocational training as a carpenter in 2017 and worked as such since 2021. There I stopped working at all because of some mental health problems and after some therapy, diagnostics and patience I discovered that I have ADHD since I'm a kid (apparently) and now with some medication and the tools I learned in therapy I feel much better.</text:p>
      <text:p text:style-name="P1"/>
      <text:p text:style-name="P1">I came back a year ago because I had enough of living abroad and wanted to be close to my family again. Also I wanted to change professions so since I love video games and always learned a bit programming by myself, I thought it was a good moment to come back and start something n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Rumbo Alvarez</meta:initial-creator>
    <meta:creation-date>2024-09-18T19:06:30.21</meta:creation-date>
    <dc:date>2024-09-18T19:28:44.57</dc:date>
    <dc:creator>Samuel Rumbo Alvarez</dc:creator>
    <meta:editing-duration>PT5M5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266" meta:character-count="1359"/>
  </office:meta>
</office:document-meta>
</file>